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C00000212CB73612A.png" manifest:media-type="image/png"/>
  <manifest:file-entry manifest:full-path="Pictures/10000001000003210000012D1B88DB34.png" manifest:media-type="image/png"/>
  <manifest:file-entry manifest:full-path="Pictures/1000225B000052C900001F1C4A0EAA9D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1.445cm" loext:decorative="false"/>
    </style:style>
    <style:style style:name="gr3" style:family="graphic" style:parent-style-name="standard">
      <style:graphic-properties svg:stroke-width="0.203cm" svg:stroke-color="#000000" draw:marker-start-width="0.508cm" draw:marker-end-width="0.508cm" draw:fill="none" draw:textarea-vertical-align="middle" draw:auto-grow-height="false" fo:min-height="10.947cm" fo:min-width="0cm" fo:padding-top="0.226cm" fo:padding-bottom="0.226cm" fo:padding-left="0.351cm" fo:padding-right="0.351cm" fo:wrap-option="wrap" loext:decorative="false"/>
    </style:style>
    <style:style style:name="gr4" style:family="graphic" style:parent-style-name="standard">
      <style:graphic-properties svg:stroke-width="0.305cm" svg:stroke-color="#00a933" draw:marker-start-width="0.66cm" draw:marker-end-width="0.66cm" draw:fill="none" draw:textarea-vertical-align="middle" draw:auto-grow-height="false" fo:min-height="8.541cm" fo:min-width="0cm" fo:padding-top="0.277cm" fo:padding-bottom="0.277cm" fo:padding-left="0.402cm" fo:padding-right="0.402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192cm" svg:height="7.963cm" svg:x="0cm" svg:y="0cm">
          <draw:image xlink:href="Pictures/1000225B000052C900001F1C4A0EAA9D.svg" xlink:type="simple" xlink:show="embed" xlink:actuate="onLoad" draw:mime-type="image/svg+xml">
            <text:p/>
          </draw:image>
          <draw:image xlink:href="Pictures/10000001000003210000012D1B88DB34.png" xlink:type="simple" xlink:show="embed" xlink:actuate="onLoad" draw:mime-type="image/png"/>
        </draw:frame>
        <draw:custom-shape draw:style-name="gr2" draw:text-style-name="P2" draw:layer="layout" svg:width="2.222cm" svg:height="0.635cm" svg:x="3.774cm" svg:y="2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" draw:text-style-name="P2" draw:layer="layout" svg:width="2.222cm" svg:height="0.635cm" svg:x="9.489cm" svg:y="2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" draw:text-style-name="P2" draw:layer="layout" svg:width="2.222cm" svg:height="0.635cm" svg:x="15.204cm" svg:y="2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1" draw:layer="layout" svg:width="0.952cm" svg:height="1.225cm" svg:x="11.712cm" svg:y="6.359cm">
          <draw:image xlink:href="Pictures/100000010000019C00000212CB73612A.png" xlink:type="simple" xlink:show="embed" xlink:actuate="onLoad" draw:mime-type="image/png">
            <text:p/>
          </draw:image>
        </draw:frame>
        <draw:custom-shape draw:style-name="gr3" draw:text-style-name="P1" draw:layer="layout" svg:width="0.66cm" svg:height="11.925cm" draw:transform="rotate (-1.5707963267949) translate (18.061cm 5.361cm)">
          <text:p/>
          <draw:enhanced-geometry svg:viewBox="0 0 21600 21600" draw:glue-points="0 0 0 21600 21600 10800" draw:text-areas="0 ?f9 7800 ?f10" draw:type="right-brace" draw:modifiers="1800 10757.51376868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4" draw:text-style-name="P1" draw:layer="layout" svg:width="1.295cm" svg:height="9.385cm" draw:transform="rotate (-1.5707963267949) translate (10.124cm 5.971cm)">
          <text:p/>
          <draw:enhanced-geometry svg:viewBox="0 0 21600 21600" draw:glue-points="0 0 0 21600 21600 10800" draw:text-areas="0 ?f9 7800 ?f10" draw:type="right-brace" draw:modifiers="1800 10935.776688685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1" draw:text-style-name="P1" draw:layer="layout" svg:width="0.952cm" svg:height="1.225cm" svg:x="5.044cm" svg:y="7.584cm">
          <draw:image xlink:href="Pictures/100000010000019C00000212CB73612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ff3838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99cm" fo:margin-bottom="0.599cm" fo:margin-left="0.599cm" fo:margin-right="0.599cm" fo:page-width="21.18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4T21:32:22.217859159</dc:date>
    <dc:creator>Lars Vilhuber</dc:creator>
    <meta:editing-duration>PT3M53S</meta:editing-duration>
    <meta:editing-cycles>3</meta:editing-cycles>
    <meta:generator>LibreOffice/25.2.5.2$Linux_X86_64 LibreOffice_project/520$Build-2</meta:generator>
    <meta:document-statistic meta:object-count="8"/>
  </office:meta>
</office:document-meta>
</file>